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2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20" manifest:media-type=""/>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setting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5c1f00" officeooo:paragraph-rsid="005c1f00"/>
    </style:style>
    <style:style style:name="P32" style:family="paragraph" style:parent-style-name="Standard">
      <style:text-properties officeooo:rsid="00470eb4" officeooo:paragraph-rsid="00470eb4"/>
    </style:style>
    <style:style style:name="P33" style:family="paragraph" style:parent-style-name="Standard">
      <style:text-properties officeooo:rsid="005ee0b6" officeooo:paragraph-rsid="005ee0b6"/>
    </style:style>
    <style:style style:name="P34" style:family="paragraph" style:parent-style-name="Standard">
      <style:text-properties officeooo:rsid="005fb6d4" officeooo:paragraph-rsid="005fb6d4"/>
    </style:style>
    <style:style style:name="P35" style:family="paragraph" style:parent-style-name="Standard">
      <style:text-properties officeooo:rsid="004f2f70" officeooo:paragraph-rsid="004f2f70"/>
    </style:style>
    <style:style style:name="P36" style:family="paragraph" style:parent-style-name="Standard">
      <style:text-properties officeooo:rsid="00627749" officeooo:paragraph-rsid="00627749"/>
    </style:style>
    <style:style style:name="P37" style:family="paragraph" style:parent-style-name="Standard">
      <style:text-properties officeooo:rsid="0069fc96" officeooo:paragraph-rsid="0069fc96"/>
    </style:style>
    <style:style style:name="P38" style:family="paragraph" style:parent-style-name="Standard">
      <style:text-properties officeooo:rsid="006a7e37" officeooo:paragraph-rsid="006a7e37"/>
    </style:style>
    <style:style style:name="P39" style:family="paragraph" style:parent-style-name="Standard">
      <style:text-properties officeooo:rsid="006ba36b" officeooo:paragraph-rsid="006ba36b"/>
    </style:style>
    <style:style style:name="P40" style:family="paragraph" style:parent-style-name="Standard">
      <style:text-properties officeooo:rsid="00570407" officeooo:paragraph-rsid="00570407"/>
    </style:style>
    <style:style style:name="P41" style:family="paragraph" style:parent-style-name="Standard">
      <style:text-properties officeooo:rsid="0070d653" officeooo:paragraph-rsid="006f2324"/>
    </style:style>
    <style:style style:name="P42" style:family="paragraph" style:parent-style-name="Title">
      <style:text-properties officeooo:rsid="007553f7" officeooo:paragraph-rsid="007553f7"/>
    </style:style>
    <style:style style:name="P43" style:family="paragraph" style:parent-style-name="Standard">
      <style:text-properties officeooo:rsid="008259f4" officeooo:paragraph-rsid="008259f4"/>
    </style:style>
    <style:style style:name="P44" style:family="paragraph" style:parent-style-name="Standard">
      <style:text-properties officeooo:rsid="006c73f5" officeooo:paragraph-rsid="006c73f5"/>
    </style:style>
    <style:style style:name="P45" style:family="paragraph" style:parent-style-name="Standard">
      <style:text-properties officeooo:rsid="0087c1d1" officeooo:paragraph-rsid="0087c1d1"/>
    </style:style>
    <style:style style:name="P46" style:family="paragraph" style:parent-style-name="Standard">
      <style:text-properties officeooo:rsid="00884867" officeooo:paragraph-rsid="00884867"/>
    </style:style>
    <style:style style:name="P47" style:family="paragraph" style:parent-style-name="Standard">
      <style:text-properties officeooo:rsid="00889c2f" officeooo:paragraph-rsid="00889c2f"/>
    </style:style>
    <style:style style:name="P48" style:family="paragraph" style:parent-style-name="Standard">
      <style:text-properties officeooo:rsid="008e285f" officeooo:paragraph-rsid="008e285f"/>
    </style:style>
    <style:style style:name="P49" style:family="paragraph" style:parent-style-name="Standard">
      <style:text-properties officeooo:rsid="0090d106" officeooo:paragraph-rsid="0090d106"/>
    </style:style>
    <style:style style:name="P50" style:family="paragraph" style:parent-style-name="Standard">
      <style:text-properties officeooo:rsid="00910e99" officeooo:paragraph-rsid="00910e99"/>
    </style:style>
    <style:style style:name="P51" style:family="paragraph" style:parent-style-name="Standard">
      <style:text-properties officeooo:rsid="0096487a" officeooo:paragraph-rsid="0096487a"/>
    </style:style>
    <style:style style:name="P52" style:family="paragraph" style:parent-style-name="Standard">
      <style:text-properties officeooo:rsid="009a3605" officeooo:paragraph-rsid="009a3605"/>
    </style:style>
    <style:style style:name="P53" style:family="paragraph" style:parent-style-name="Standard">
      <style:text-properties officeooo:rsid="009bec2f" officeooo:paragraph-rsid="009bec2f"/>
    </style:style>
    <style:style style:name="P54" style:family="paragraph" style:parent-style-name="Standard">
      <style:text-properties officeooo:rsid="009bec2f" officeooo:paragraph-rsid="009bec2f"/>
    </style:style>
    <style:style style:name="P55" style:family="paragraph" style:parent-style-name="Standard">
      <style:text-properties officeooo:rsid="009d595c" officeooo:paragraph-rsid="009d595c"/>
    </style:style>
    <style:style style:name="P56" style:family="paragraph" style:parent-style-name="Standard">
      <style:text-properties officeooo:rsid="009e1ece" officeooo:paragraph-rsid="009e1ec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3">A<text:span text:style-name="T15">any </text:span><text:span text:style-name="T16">is inter loka dimension gradient inclusive and exclusive of “normal” dimensions.</text:span></text:p>
      <text:p text:style-name="P43"><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3"><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3"><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3"><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9">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9">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9">This is only true if the object boundaries are the same as the RQM object boundaries. Which is dependent on the object size, composition and the pressure of the atmosphere.</text:p>
      <text:p text:style-name="P50">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0"><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1"><draw:object xlink:href="./Object 16" xlink:type="simple" xlink:show="embed" xlink:actuate="onLoad"/><draw:image xlink:href="./ObjectReplacements/Object 16" xlink:type="simple" xlink:show="embed" xlink:actuate="onLoad"/></draw:frame></text:p>
      <text:p text:style-name="P31">v_e and v_f mathc with v_1 and v_2 in the formula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text:soft-page-break/>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ext:soft-page-break/>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2">There are 2x sets of 24 “planets” per “philosophical” set of planets, where one of the pair is for reincarnation, and the other is for <text:span text:style-name="T10">reverse reincarnation</text:span>.</text:p>
      <text:p text:style-name="P33">They are each with swapped divergent dimension and are in a non easily detectable way appearing to be on each other’s inside of the planet.</text:p>
      <text:p text:style-name="P34">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40">5-10: Ace 5 distinct jobs in one lifetime to achieve immortality – the sixth job.</text:p>
      <text:p text:style-name="P41"/>
      <text:p text:style-name="P27"/>
      <text:p text:style-name="P23">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text:soft-page-break/>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5">There could also be “perpendicular” matter with both velocities set to – and picking the 2 velocities with a +- for the gravitational level of existence.</text:p>
      <text:p text:style-name="P35"/>
      <text:p text:style-name="P36">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6">Last integral and v in Z2 is swapped</text:p>
      <text:p text:style-name="P36"><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6"/>
      <text:p text:style-name="P36"><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6"/>
      <text:p text:style-name="P36"><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6"/>
      <text:p text:style-name="P36"><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6"/>
      <text:p text:style-name="P36"><draw:frame draw:style-name="fr1" draw:name="Object30" text:anchor-type="as-char" svg:y="-0.736cm" svg:width="1.7cm" svg:height="1.177cm" draw:z-index="42"><draw:object xlink:href="./Object 30" xlink:type="simple" xlink:show="embed" xlink:actuate="onLoad"/><draw:image xlink:href="./ObjectReplacements/Object 30" xlink:type="simple" xlink:show="embed" xlink:actuate="onLoad"/><svg:desc>formula</svg:desc></draw:frame><text:span text:style-name="T14">for light</text:span></text:p>
      <text:p text:style-name="P36"/>
      <text:p text:style-name="P36"><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7">DxD is dependent of the lifetime of a gravito-chemistro-photon, so that the chemistry force will decay into gravity force. Presumably the time derivvartive of the squared wave function is like four velocity but excluding circular orbit attraction.</text:p>
      <text:p text:style-name="P37">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8">The non-growing of “gravity-like” light for the first 48 solar radii would also have to be pushed into DxD, where it would replicate the light into other parallel “planets” instead of it growing.</text:p>
      <text:p text:style-name="P38">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9">The efficiency of evolution is increased by the maximum efficacy of the free energy generator with no self feedback.</text:p>
      <text:p text:style-name="P44">The 500’000 years of Earth is based on iso light speed change to increasing light speed to preserve the gravity’s frequancies.</text:p>
      <text:p text:style-name="P45">The locking field can provide 5 different levels:</text:p>
      <text:p text:style-name="P45">1. Light → up to 5</text:p>
      <text:p text:style-name="P45"><text:soft-page-break/>2. Gravity → up to 10</text:p>
      <text:p text:style-name="P45">3. Chemistry → up to 10</text:p>
      <text:p text:style-name="P45">4. Shiv force → up to 5</text:p>
      <text:p text:style-name="P45">5. Vishnu force → only one</text:p>
      <text:p text:style-name="P45">Given that there are 5 types of matter i.e. akashi</text:p>
      <text:p text:style-name="P45">total of 31 physics</text:p>
      <text:p text:style-name="P45">3 solutions for photons → V.q A.J and their interactions</text:p>
      <text:p text:style-name="P45">4 solution for “dark forces” where energy comes from roughness, one of them if for the energy received by them</text:p>
      <text:p text:style-name="P45">24 “planets” for each side of the planet.</text:p>
      <text:p text:style-name="P46">This doesn’t mean that the “void” beings are incapable of reincarnation.</text:p>
      <text:p text:style-name="P46">It can still be possible by adding one more equation:</text:p>
      <text:p text:style-name="P46"><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6">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6">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7">However 5/<text:span text:style-name="T20">8</text:span> types of matter can be derived from the set of equation at the beginning:</text:p>
      <text:p text:style-name="P47">1. Energy based, conserves energy but can get friction flight by messing up the flight medium. Messing up the flight medium is reversible. <text:span text:style-name="T18">Theoretically x2 swappable</text:span></text:p>
      <text:p text:style-name="P47">2. Energy based, 1x charge, can do “warp drive” and can generate energy. <text:span text:style-name="T18">X2 swapped version for male-female energy</text:span></text:p>
      <text:p text:style-name="P47">3. Energy based, quasi 2x charge, can do “warp drive” and can generate energy, presumably is appearing as if it is on a sky platform for no.2, <text:span text:style-name="T18">X2 swapped version for male-female energy</text:span></text:p>
      <text:p text:style-name="P47">4. Entropy based, multiple versions of entropy possible (counts as one)</text:p>
      <text:p text:style-name="P47">5. Source of radiation is Laplacian of mass, but it still has static electric field and chemistry. <text:span text:style-name="T19">X2 swapped for good and evil</text:span></text:p>
      <text:p text:style-name="P47"/>
      <text:p text:style-name="P48"/>
      <text:p text:style-name="P51">The entropy wave function spreads to 5 dimenstions instead of 3 and an extra 6 th dimension parallel to direction of travel of the waves.</text:p>
      <text:p text:style-name="P51">This allows for people to “live” inside each other, like in <text:span text:style-name="T22">Gaudia </text:span>Vaishnava “Vishnu” that contains the world.</text:p>
      <text:p text:style-name="P51">Where each person contains multiple “planets” or parallel worlds and also is living in the next level parallel worlds for the energy matter.</text:p>
      <text:p text:style-name="P52">The “Laplacian” matter is even smaller and lives in the “hearts” of the entropy person for people who have 3 level matter.</text:p>
      <text:p text:style-name="P52">This is symbolised by the garden, the holy place and the holy of holies in the description of the Jewish temple.</text:p>
      <text:p text:style-name="P52"/>
      <text:p text:style-name="P53">Reincarnation mechanism possible:</text:p>
      <text:p text:style-name="P53"/>
      <text:p text:style-name="P53"><text:soft-page-break/>If the “single” person aka ghost eats a foetus using extra dimensional motion, then in order for them to replace every cell in their body, the metabolism need to be 12-15 times faster due to replacement taking 7 years under normal condition.</text:p>
      <text:p text:style-name="P53">Also, the “single” person would shrink in size.</text:p>
      <text:p text:style-name="P53">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5">Note that on Venus childbirth would also be possible if the right conditions exist on the 2x quasi charge and twice the length of pregnancy.</text:p>
      <text:p text:style-name="P56">Thus it is possible that there is life on the “sky platform” in Venus.</text:p>
      <text:p text:style-name="P56">If there is life on the “sky platform” on Earth, it is not identical e.g. having different size and or metabolis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3-30T06:17:42.543433525</dc:date>
    <meta:editing-duration>PT8H1M40S</meta:editing-duration>
    <meta:editing-cycles>106</meta:editing-cycles>
    <meta:generator>LibreOffice/7.3.7.2$Linux_X86_64 LibreOffice_project/30$Build-2</meta:generator>
    <meta:document-statistic meta:table-count="0" meta:image-count="0" meta:object-count="43" meta:page-count="7" meta:paragraph-count="174" meta:word-count="2607" meta:character-count="15165" meta:non-whitespace-character-count="12690"/>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